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17cm" style:page-number="auto" fo:break-before="auto" fo:break-after="auto" table:align="margins" style:shadow="none" fo:keep-with-next="auto" style:may-break-between-rows="true" table:border-model="collapsing"/>
    </style:style>
    <style:style style:name="Table1.A" style:family="table-column">
      <style:table-column-properties style:column-width="5.667cm" style:rel-column-width="21845*"/>
    </style:style>
    <style:style style:name="Table1.C" style:family="table-column">
      <style:table-column-properties style:column-width="5.667cm" style:rel-column-width="21844*"/>
    </style:style>
    <style:style style:name="Table1.1" style:family="table-row">
      <style:table-row-properties fo:keep-together="auto"/>
    </style:style>
    <style:style style:name="Table1.A1" style:family="table-cell" style:data-style-name="N2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C1" style:family="table-cell" style:data-style-name="N20100">
      <style:table-cell-properties style:vertical-align="" fo:background-color="#e6e6ff" fo:padding="0.097cm" fo:border="0.05pt solid #000000" style:writing-mode="page">
        <style:background-image/>
      </style:table-cell-properties>
    </style:style>
    <style:style style:name="Table1.A2" style:family="table-cell" style:data-style-name="N2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C1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C1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0d6c65"/>
    </style:style>
    <style:style style:name="P2" style:family="paragraph" style:parent-style-name="Text_20_body">
      <style:text-properties officeooo:rsid="000dfb5e" officeooo:paragraph-rsid="000dfb5e"/>
    </style:style>
    <style:style style:name="P3" style:family="paragraph" style:parent-style-name="Text_20_body">
      <style:text-properties fo:color="#000000" officeooo:rsid="000dfb5e" officeooo:paragraph-rsid="000dfb5e"/>
    </style:style>
    <style:style style:name="P4" style:family="paragraph" style:parent-style-name="Text_20_body">
      <style:text-properties fo:font-weight="normal" officeooo:rsid="00105eeb" officeooo:paragraph-rsid="00105eeb" style:font-weight-asian="normal" style:font-weight-complex="normal"/>
    </style:style>
    <style:style style:name="P5" style:family="paragraph" style:parent-style-name="Text_20_body">
      <style:text-properties fo:font-weight="normal" officeooo:rsid="00114f8e" officeooo:paragraph-rsid="00114f8e" style:font-weight-asian="normal" style:font-weight-complex="normal"/>
    </style:style>
    <style:style style:name="P6" style:family="paragraph" style:parent-style-name="Text_20_body">
      <style:text-properties officeooo:rsid="0011ed55" officeooo:paragraph-rsid="0011ed55"/>
    </style:style>
    <style:style style:name="P7" style:family="paragraph" style:parent-style-name="Text_20_body">
      <style:text-properties style:font-name="Ubuntu" fo:font-style="normal" officeooo:rsid="00172840" officeooo:paragraph-rsid="001c9d4f" style:font-style-asian="normal" style:font-style-complex="normal"/>
    </style:style>
    <style:style style:name="P8" style:family="paragraph" style:parent-style-name="Text_20_body">
      <style:text-properties officeooo:paragraph-rsid="001e900b"/>
    </style:style>
    <style:style style:name="P9" style:family="paragraph" style:parent-style-name="Text_20_body">
      <style:text-properties officeooo:rsid="002742f3" officeooo:paragraph-rsid="001e900b"/>
    </style:style>
    <style:style style:name="P10" style:family="paragraph" style:parent-style-name="Text_20_body">
      <style:text-properties style:font-name="Ubuntu" officeooo:rsid="0027dbb7" officeooo:paragraph-rsid="0027dbb7"/>
    </style:style>
    <style:style style:name="P11" style:family="paragraph" style:parent-style-name="Text_20_body">
      <style:text-properties style:font-name="Ubuntu" officeooo:rsid="00294ef7" officeooo:paragraph-rsid="00294ef7"/>
    </style:style>
    <style:style style:name="P12" style:family="paragraph" style:parent-style-name="Text_20_body">
      <style:text-properties style:font-name="Ubuntu" officeooo:rsid="003559ac" officeooo:paragraph-rsid="003559ac"/>
    </style:style>
    <style:style style:name="P13" style:family="paragraph" style:parent-style-name="Text_20_body">
      <style:text-properties style:font-name="Ubuntu" fo:font-weight="normal" officeooo:rsid="0043fc63" officeooo:paragraph-rsid="0043fc63" style:font-weight-asian="normal" style:font-weight-complex="normal"/>
    </style:style>
    <style:style style:name="P14" style:family="paragraph" style:parent-style-name="Text_20_body" style:list-style-name="L2">
      <style:text-properties style:font-name="Ubuntu" fo:font-weight="normal" officeooo:rsid="0043fc63" officeooo:paragraph-rsid="0043fc63" style:font-weight-asian="normal" style:font-weight-complex="normal"/>
    </style:style>
    <style:style style:name="P15" style:family="paragraph" style:parent-style-name="Text_20_body" style:list-style-name="L2">
      <style:text-properties style:font-name="Ubuntu" fo:font-weight="normal" officeooo:rsid="0046a8ff" officeooo:paragraph-rsid="0046a8ff" style:font-weight-asian="normal" style:font-weight-complex="normal"/>
    </style:style>
    <style:style style:name="P16" style:family="paragraph" style:parent-style-name="Text_20_body" style:list-style-name="L2">
      <style:text-properties style:font-name="Ubuntu" fo:font-weight="normal" officeooo:rsid="004850b2" officeooo:paragraph-rsid="004f056f" style:font-weight-asian="normal" style:font-weight-complex="normal"/>
    </style:style>
    <style:style style:name="P17" style:family="paragraph" style:parent-style-name="Text_20_body" style:list-style-name="L2">
      <style:text-properties style:font-name="Ubuntu" fo:font-weight="normal" officeooo:rsid="00490297" officeooo:paragraph-rsid="004f056f" style:font-weight-asian="normal" style:font-weight-complex="normal"/>
    </style:style>
    <style:style style:name="P18" style:family="paragraph" style:parent-style-name="Text_20_body" style:list-style-name="L2">
      <style:text-properties style:font-name="Ubuntu" fo:font-weight="normal" officeooo:rsid="00490297" officeooo:paragraph-rsid="005080be" style:font-weight-asian="normal" style:font-weight-complex="normal"/>
    </style:style>
    <style:style style:name="P19" style:family="paragraph" style:parent-style-name="Text_20_body" style:list-style-name="L2">
      <style:text-properties style:font-name="Ubuntu" fo:font-weight="normal" officeooo:rsid="004a2cd4" officeooo:paragraph-rsid="004a2cd4" style:font-weight-asian="normal" style:font-weight-complex="normal"/>
    </style:style>
    <style:style style:name="P20" style:family="paragraph" style:parent-style-name="Text_20_body">
      <style:text-properties style:font-name="Ubuntu" fo:font-weight="normal" officeooo:rsid="004a2cd4" officeooo:paragraph-rsid="004a2cd4" style:font-weight-asian="normal" style:font-weight-complex="normal"/>
    </style:style>
    <style:style style:name="P21" style:family="paragraph" style:parent-style-name="Text_20_body">
      <style:paragraph-properties fo:break-before="page"/>
      <style:text-properties officeooo:rsid="0022e593" officeooo:paragraph-rsid="0022e593"/>
    </style:style>
    <style:style style:name="P22" style:family="paragraph" style:parent-style-name="Heading_20_2">
      <style:text-properties style:font-name="Ubuntu" officeooo:rsid="000d6c65" officeooo:paragraph-rsid="000d6c65"/>
    </style:style>
    <style:style style:name="P23" style:family="paragraph" style:parent-style-name="Heading_20_2">
      <style:text-properties style:font-name="Ubuntu" fo:font-weight="bold" officeooo:rsid="000f8e25" officeooo:paragraph-rsid="000f8e25" style:font-weight-asian="bold" style:font-weight-complex="bold"/>
    </style:style>
    <style:style style:name="P24" style:family="paragraph" style:parent-style-name="Heading_20_2">
      <style:text-properties style:font-name="Ubuntu" fo:font-style="normal" officeooo:rsid="0011ed55" officeooo:paragraph-rsid="0011ed55" style:font-style-asian="normal" style:font-style-complex="normal"/>
    </style:style>
    <style:style style:name="P25" style:family="paragraph" style:parent-style-name="Heading_20_2">
      <style:text-properties style:font-name="Ubuntu" fo:font-style="normal" officeooo:rsid="0015369c" officeooo:paragraph-rsid="0015369c" style:font-style-asian="normal" style:font-style-complex="normal"/>
    </style:style>
    <style:style style:name="P26" style:family="paragraph" style:parent-style-name="Heading_20_2">
      <style:text-properties officeooo:rsid="00268210" officeooo:paragraph-rsid="00268210"/>
    </style:style>
    <style:style style:name="P27" style:family="paragraph" style:parent-style-name="Heading_20_2">
      <style:text-properties officeooo:rsid="002742f3" officeooo:paragraph-rsid="002742f3"/>
    </style:style>
    <style:style style:name="P28" style:family="paragraph" style:parent-style-name="Heading_20_2">
      <style:text-properties fo:font-weight="bold" officeooo:rsid="003cc17d" officeooo:paragraph-rsid="003cc17d" style:font-weight-asian="bold"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a0d29" officeooo:paragraph-rsid="002a0d29"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cf617" officeooo:paragraph-rsid="002cf61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7846" officeooo:paragraph-rsid="00307846"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29620" officeooo:paragraph-rsid="00329620"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760a" officeooo:paragraph-rsid="0030760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fdc5d" officeooo:paragraph-rsid="002fdc5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f359d" officeooo:paragraph-rsid="002f359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f32a" officeooo:paragraph-rsid="002ef32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f359d" officeooo:paragraph-rsid="002f359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fdc5d" officeooo:paragraph-rsid="002fdc5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760a" officeooo:paragraph-rsid="0030760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7846" officeooo:paragraph-rsid="0030784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29620" officeooo:paragraph-rsid="003296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style:style>
    <style:style style:name="T2" style:family="text">
      <style:text-properties style:font-name="Ubuntu" officeooo:rsid="000d6c65"/>
    </style:style>
    <style:style style:name="T3" style:family="text">
      <style:text-properties style:font-name="Ubuntu" officeooo:rsid="000f8e25"/>
    </style:style>
    <style:style style:name="T4" style:family="text">
      <style:text-properties style:font-name="Ubuntu" fo:font-style="italic" style:font-style-asian="italic" style:font-style-complex="italic"/>
    </style:style>
    <style:style style:name="T5" style:family="text">
      <style:text-properties style:font-name="Ubuntu" fo:font-style="normal" style:font-style-asian="normal" style:font-style-complex="normal"/>
    </style:style>
    <style:style style:name="T6" style:family="text">
      <style:text-properties style:font-name="Ubuntu" fo:font-style="normal" officeooo:rsid="001397b8" style:font-style-asian="normal" style:font-style-complex="normal"/>
    </style:style>
    <style:style style:name="T7" style:family="text">
      <style:text-properties style:font-name="Ubuntu" fo:font-style="normal" officeooo:rsid="00147875" style:font-style-asian="normal" style:font-style-complex="normal"/>
    </style:style>
    <style:style style:name="T8" style:family="text">
      <style:text-properties style:font-name="Ubuntu" fo:font-style="normal" officeooo:rsid="00147a63" style:font-style-asian="normal" style:font-style-complex="normal"/>
    </style:style>
    <style:style style:name="T9" style:family="text">
      <style:text-properties style:font-name="Ubuntu" fo:font-style="normal" officeooo:rsid="001e900b" style:font-style-asian="normal" style:font-style-complex="normal"/>
    </style:style>
    <style:style style:name="T10" style:family="text">
      <style:text-properties style:font-name="Ubuntu" fo:font-style="normal" officeooo:rsid="00241c95" style:font-style-asian="normal" style:font-style-complex="normal"/>
    </style:style>
    <style:style style:name="T11" style:family="text">
      <style:text-properties fo:color="#ff6600" style:font-name="Ubuntu" fo:font-weight="bold" style:font-weight-asian="bold" style:font-weight-complex="bold"/>
    </style:style>
    <style:style style:name="T12" style:family="text">
      <style:text-properties fo:color="#ff6600" fo:font-weight="bold" officeooo:rsid="00198f60" style:font-weight-asian="bold" style:font-weight-complex="bold"/>
    </style:style>
    <style:style style:name="T13" style:family="text">
      <style:text-properties officeooo:rsid="00166c43"/>
    </style:style>
    <style:style style:name="T14" style:family="text">
      <style:text-properties officeooo:rsid="00198f60"/>
    </style:style>
    <style:style style:name="T15" style:family="text">
      <style:text-properties fo:font-variant="normal" fo:text-transform="none" fo:color="#24292e" style:font-name="apple-system" fo:font-size="12pt" fo:letter-spacing="normal" fo:font-style="normal" fo:font-weight="normal"/>
    </style:style>
    <style:style style:name="T16" style:family="text">
      <style:text-properties fo:font-variant="normal" fo:text-transform="none" fo:color="#000000" style:font-name="Ubuntu" fo:font-size="12pt" fo:letter-spacing="normal" fo:font-style="normal" fo:font-weight="normal" style:font-weight-asian="normal" style:font-weight-complex="normal"/>
    </style:style>
    <style:style style:name="T17" style:family="text">
      <style:text-properties fo:font-variant="normal" fo:text-transform="none" fo:color="#000000" style:font-name="Ubuntu" fo:font-size="12pt" fo:letter-spacing="normal" fo:font-style="normal" fo:font-weight="normal" officeooo:rsid="003ec466" style:font-weight-asian="normal" style:font-weight-complex="normal"/>
    </style:style>
    <style:style style:name="T18" style:family="text">
      <style:text-properties fo:font-variant="normal" fo:text-transform="none" fo:color="#000000" style:font-name="Ubuntu" fo:font-size="12pt" fo:letter-spacing="normal" fo:font-style="normal" fo:font-weight="normal" officeooo:rsid="00407c89" style:font-weight-asian="normal" style:font-weight-complex="normal"/>
    </style:style>
    <style:style style:name="T19" style:family="text">
      <style:text-properties fo:font-variant="normal" fo:text-transform="none" fo:color="#000000" style:font-name="Ubuntu" fo:font-size="12pt" fo:letter-spacing="normal" fo:font-style="normal" fo:font-weight="normal" officeooo:rsid="0041582c"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37fb78" style:font-weight-asian="normal" style:font-weight-complex="normal"/>
    </style:style>
    <style:style style:name="T22" style:family="text">
      <style:text-properties fo:font-weight="normal" officeooo:rsid="0038882e"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2b345d"/>
    </style:style>
    <style:style style:name="T25" style:family="text">
      <style:text-properties officeooo:rsid="002f359d"/>
    </style:style>
    <style:style style:name="T26" style:family="text">
      <style:text-properties officeooo:rsid="002fdc5d"/>
    </style:style>
    <style:style style:name="T27" style:family="text">
      <style:text-properties officeooo:rsid="003223a9"/>
    </style:style>
    <style:style style:name="T28" style:family="text">
      <style:text-properties officeooo:rsid="0042f811"/>
    </style:style>
    <style:style style:name="T29" style:family="text">
      <style:text-properties officeooo:rsid="004850b2"/>
    </style:style>
    <style:style style:name="T30" style:family="text">
      <style:text-properties officeooo:rsid="00490297"/>
    </style:style>
    <style:style style:name="T31" style:family="text">
      <style:text-properties officeooo:rsid="004a77bb"/>
    </style:style>
    <style:style style:name="T32" style:family="text">
      <style:text-properties officeooo:rsid="004c6b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2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GESTIÓN DE LA CONFIGURACIÓN</text:h>
      <text:p text:style-name="P1"/>
      <text:p text:style-name="P2"><text:span text:style-name="T2">L</text:span><text:span text:style-name="T1">a gestión de la configuración del software es un conjunto de actividades diseñadas para administrar el cambio mediante la identificación de los productos de trabajo con potencial de cambio, las relacines entre ellos, la definición de mecanismos para administrar diferentes versiones de los mismos y el control de los cambios impuestos, así como la auditoría y reporte de los cambios realizados </text:span><text:span text:style-name="T11">CITA PRESSMAN</text:span></text:p>
      <text:p text:style-name="P3"/>
      <text:h text:style-name="P23" text:outline-level="2">1. Línea base</text:h>
      <text:p text:style-name="P4"><text:span text:style-name="T3">E</text:span><text:span text:style-name="T1">l IEEE (IEEE Std. No. 610.12-1990) indica que una especificación o producto que se revisó formalmente y con el que se estuvo de acuerdo, servirá como base para un mayor desarrollo y que cambia sólo a través de procedimientos de control de cambio formal.</text:span></text:p>
      <text:p text:style-name="P5"><text:span text:style-name="T1">Las líneas base de nuestro proyecto son fundamentalmente el enunciado del alcance del proyecto y los requisitos </text:span><text:span text:style-name="T4">software</text:span><text:span text:style-name="T5">.</text:span></text:p>
      <text:p text:style-name="P5"/>
      <text:h text:style-name="P24" text:outline-level="2">1.2. Creación de líneas base</text:h>
      <text:p text:style-name="P6"><text:span text:style-name="T5">Como nuestro proyecto se desarrolla de manera incremental, la línea base del segundo incremento, será tanto el enunciado del alcance del proyecto, los requisitos </text:span><text:span text:style-name="T4">software</text:span><text:span text:style-name="T5"> asociados a </text:span><text:span text:style-name="T6">dicho </text:span><text:span text:style-name="T5">incremento y finalmente, el código resultado del incremento 1. De forma análog</text:span><text:span text:style-name="T6">a</text:span><text:span text:style-name="T5"> sería para el caso del incremento 3, que tendría </text:span><text:span text:style-name="T7">como línea base</text:span><text:span text:style-name="T5"> </text:span><text:span text:style-name="T8">adicional </text:span><text:span text:style-name="T5">el código resultado del incremento 2.</text:span></text:p>
      <text:p text:style-name="P6"/>
      <text:h text:style-name="P25" text:outline-level="2">2. Repositorio para l<text:span text:style-name="T13">a</text:span> gestión de la configuración</text:h>
      <text:p text:style-name="P7">Un repositorio es el conjunto de mecanismos y estructuras de datos que permiten administrar el cambio de forma efectiva, asegurando la integridad, posibilidad de compartir e integrar datos. Para lograr estas capacidades, el repositorio se define como un metamodelo que determina cómo se almacena la información en el repositorio, cómo pueden acceder las herramientas a los datos, <text:span text:style-name="T14">cuán bien puede mantenerse la seguridad e integridad de los datos y cuán fácilmente puede extenderse el modelo existente para alojar nuevas necesidades. </text:span><text:span text:style-name="T12">CITA PRESSMAN</text:span></text:p>
      <text:h text:style-name="P26" text:outline-level="2">2.1. Repositorio escogido</text:h>
      <text:p text:style-name="P8"><text:span text:style-name="T9">Este proyecto se encuentra almacenado en un repositorio GitHub </text:span><text:span text:style-name="T10">que</text:span><text:span text:style-name="T16"> es una plataforma de desarrollo colaborativo de software para </text:span><text:span text:style-name="Strong_20_Emphasis"><text:span text:style-name="T16">alojar proyectos </text:span></text:span><text:span text:style-name="T16">usando el sistema de control de versiones Git. </text:span><text:span text:style-name="T17">Git nos permitirá tener una copia del </text:span><text:span text:style-name="T19">repositorio del </text:span><text:span text:style-name="T17">proyecto </text:span><text:soft-page-break/><text:span text:style-name="T17">en local y otra en remoto. </text:span><text:span text:style-name="T18">El proyecto en local sufrirá constantes modificaciones, que una vez validadas, se guardarán en el remoto.</text:span></text:p>
      <text:p text:style-name="P9"/>
      <text:h text:style-name="P27" text:outline-level="2">2.2. Metamodelo</text:h>
      <text:p text:style-name="P10">La estructura de información que se encuentra en el repositorio viene definida de la siguiente forma:</text:p>
      <table:table table:name="Table1" table:style-name="Table1">
        <table:table-column table:style-name="Table1.A" table:number-columns-repeated="2"/>
        <table:table-column table:style-name="Table1.C"/>
        <table:table-row table:style-name="Table1.1">
          <table:table-cell table:style-name="Table1.A1" table:number-columns-spanned="2" office:value-type="float" office:value="0">
            <text:p text:style-name="P29">Carpeta</text:p>
          </table:table-cell>
          <table:covered-table-cell/>
          <table:table-cell table:style-name="Table1.C1" office:value-type="float" office:value="0">
            <text:p text:style-name="P29">Descripción del contenido</text:p>
          </table:table-cell>
        </table:table-row>
        <table:table-row>
          <table:table-cell table:style-name="Table1.A2" table:number-columns-spanned="2" office:value-type="float" office:value="0">
            <text:p text:style-name="P29">em_<text:span text:style-name="T24">diagramas</text:span></text:p>
          </table:table-cell>
          <table:covered-table-cell/>
          <table:table-cell table:style-name="Table1.C2" office:value-type="string">
            <text:p text:style-name="P36">Contiene el archivo de StarUML que contiene todos los diagramas del proyecto: <text:span text:style-name="T25">Casos de uso, modelo de datos, patrón MVC...</text:span></text:p>
          </table:table-cell>
        </table:table-row>
        <table:table-row>
          <table:table-cell table:style-name="Table1.A2" table:number-rows-spanned="7" office:value-type="float" office:value="0">
            <text:p text:style-name="P30">em_memoria</text:p>
          </table:table-cell>
          <table:table-cell table:style-name="Table1.B9" office:value-type="string">
            <text:p text:style-name="P35">em_analisis</text:p>
          </table:table-cell>
          <table:table-cell table:style-name="Table1.C9" office:value-type="string">
            <text:p text:style-name="P37">Contiene todos los archivos referentes al análisis.</text:p>
          </table:table-cell>
        </table:table-row>
        <table:table-row>
          <table:covered-table-cell/>
          <table:table-cell table:style-name="Table1.B9" office:value-type="string">
            <text:p text:style-name="P35">em_anexos</text:p>
          </table:table-cell>
          <table:table-cell table:style-name="Table1.C9" office:value-type="string">
            <text:p text:style-name="P37">Contiene <text:span text:style-name="T26">todos</text:span> los anexos de la memoria del proyecto.</text:p>
          </table:table-cell>
        </table:table-row>
        <table:table-row>
          <table:covered-table-cell/>
          <table:table-cell table:style-name="Table1.B9" office:value-type="string">
            <text:p text:style-name="P34">em_diseño</text:p>
          </table:table-cell>
          <table:table-cell table:style-name="Table1.C9" office:value-type="string">
            <text:p text:style-name="P38">Contiene todos los archivos referentes al diseño.</text:p>
          </table:table-cell>
        </table:table-row>
        <table:table-row>
          <table:covered-table-cell/>
          <table:table-cell table:style-name="Table1.B9" office:value-type="string">
            <text:p text:style-name="P34">em_gest_proy</text:p>
          </table:table-cell>
          <table:table-cell table:style-name="Table1.C9" office:value-type="string">
            <text:p text:style-name="P38">Contiene todos los archivos referentes a la gestión del proyecto.</text:p>
          </table:table-cell>
        </table:table-row>
        <table:table-row>
          <table:covered-table-cell/>
          <table:table-cell table:style-name="Table1.B9" office:value-type="string">
            <text:p text:style-name="P33">em_introducción</text:p>
          </table:table-cell>
          <table:table-cell table:style-name="Table1.C9" office:value-type="string">
            <text:p text:style-name="P39">Contiene la introducción de la memoria del proyecto.</text:p>
          </table:table-cell>
        </table:table-row>
        <table:table-row>
          <table:covered-table-cell/>
          <table:table-cell table:style-name="Table1.B9" office:value-type="string">
            <text:p text:style-name="P31">em_memoria_final</text:p>
          </table:table-cell>
          <table:table-cell table:style-name="Table1.C9" office:value-type="string">
            <text:p text:style-name="P40">Se trata del documento en LaTeX que contiene la memoria a entregar.</text:p>
          </table:table-cell>
        </table:table-row>
        <table:table-row>
          <table:covered-table-cell/>
          <table:table-cell table:style-name="Table1.B9" office:value-type="string">
            <text:p text:style-name="P31">em_plan_pruebas</text:p>
          </table:table-cell>
          <table:table-cell table:style-name="Table1.C9" office:value-type="string">
            <text:p text:style-name="P40">Contiene todos los archivos referentes al plan de pruebas.</text:p>
          </table:table-cell>
        </table:table-row>
        <table:table-row>
          <table:table-cell table:style-name="Table1.A2" table:number-columns-spanned="2" office:value-type="float" office:value="0">
            <text:p text:style-name="P31">em_mockup</text:p>
          </table:table-cell>
          <table:covered-table-cell/>
          <table:table-cell table:style-name="Table1.C10" office:value-type="string">
            <text:p text:style-name="P40">Contiene el mockup hecho con Pencil <text:span text:style-name="T27">de la plataforma web.</text:span></text:p>
          </table:table-cell>
        </table:table-row>
        <table:table-row>
          <table:table-cell table:style-name="Table1.A2" table:number-columns-spanned="2" office:value-type="float" office:value="0">
            <text:p text:style-name="P32">em_web</text:p>
          </table:table-cell>
          <table:covered-table-cell/>
          <table:table-cell table:style-name="Table1.C11" office:value-type="string">
            <text:p text:style-name="P41">Contiene todos los archivos que constituyen el código <text:span text:style-name="T28">fuente</text:span> de la plataforma web.</text:p>
          </table:table-cell>
        </table:table-row>
      </table:table>
      <text:p text:style-name="P11"/>
      <text:p text:style-name="P12">Dentro de cada carpeta o subcarpeta, los archivos aparecen con un nombre descriptivo. Por ejemplo, en la subcarpeta de <text:span text:style-name="T23">em_memoria</text:span><text:span text:style-name="T20"> llamada </text:span><text:span text:style-name="T23">em_gest_proy</text:span><text:span text:style-name="T20"> se encuentra </text:span><text:span text:style-name="T23">gest_costes.odt</text:span><text:span text:style-name="T20"> que es el archivo correspondiente a la </text:span><text:span text:style-name="T21">sub</text:span><text:span text:style-name="T20">sección de costes </text:span><text:span text:style-name="T22">de la sección de gestión del proyecto</text:span><text:span text:style-name="T20"> que habrá en la memoria final.</text:span></text:p>
      <text:p text:style-name="P12"/>
      <text:h text:style-name="P28" text:outline-level="2"><text:soft-page-break/>3. Sistema de gestión de la configuración</text:h>
      <text:p text:style-name="P13">La estructura del repositorio está distribuida del siguiente modo:</text:p>
      <text:list xml:id="list8821277996897613019" text:style-name="L2">
        <text:list-item>
          <text:p text:style-name="P14"><text:span text:style-name="T29">Master:</text:span> Contendrá la última versión validada del código fuente, es decir, tras pasar las pruebas del incremento 1, contendrá el código fuente del incremento 1, y así, sucesivamente.</text:p>
        </text:list-item>
        <text:list-item>
          <text:p text:style-name="P15">Branches:</text:p>
          <text:list>
            <text:list-item>
              <text:p text:style-name="P15"><text:span text:style-name="T29">memoria_branch</text:span>: Contendrá <text:span text:style-name="T32">los commits de </text:span>las distintas versiones de la memoria del proyecto.</text:p>
            </text:list-item>
            <text:list-item>
              <text:p text:style-name="P16">diagrama_branch: Contendrá <text:span text:style-name="T32">los commits de </text:span>las distintas versiones de los diagramas d<text:span text:style-name="T30">e la plataforma.</text:span></text:p>
            </text:list-item>
            <text:list-item>
              <text:p text:style-name="P17">mockup_branch: Contendrá <text:span text:style-name="T32">los commits de</text:span> las distintas versiones del mockup de la plataforma.</text:p>
            </text:list-item>
            <text:list-item>
              <text:p text:style-name="P18">cuestionario_branch, usuarios_branch, contacto_branch: Contendrán respectivamente, <text:span text:style-name="T32">los commits d</text:span>el código fuente asociado a los incrementos 1, 2 y 3.</text:p>
              <text:p text:style-name="P19">Antes de comenzar un incremento, se <text:span text:style-name="T31">crea</text:span> una branch de master y <text:span text:style-name="T31">se implementan las funcionalidades pertenecientes a ese incremento. Una vez realizada su fase de pruebas, se hará un merge de esa branch con el master, y posteriormente, se elimina.</text:span></text:p>
            </text:list-item>
          </text:list>
        </text:list-item>
      </text:list>
      <text:p text:style-name="P20"/>
      <text:p text:style-name="P21"><text:span text:style-name="T15">https://github.com/Hispano/Guia-sobre-Git-Github-y-Metodologia-de-Desarrollo-de-Software-usando-Git-y-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9:24:50.057344175</meta:creation-date>
    <meta:generator>LibreOffice/4.2.8.2$Linux_X86_64 LibreOffice_project/420m0$Build-2</meta:generator>
    <dc:date>2018-01-14T11:28:56.246203840</dc:date>
    <meta:editing-duration>PT1H30M18S</meta:editing-duration>
    <meta:editing-cycles>66</meta:editing-cycles>
    <meta:document-statistic meta:table-count="1" meta:image-count="0" meta:object-count="0" meta:page-count="4" meta:paragraph-count="47" meta:word-count="687" meta:character-count="4572" meta:non-whitespace-character-count="3938"/>
  </office:meta>
</office:document-meta>
</file>